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3.002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0.7063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3.495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ta1" style:family="table" style:master-page-name="PageStyle_5f_WEDNESDAY">
      <style:table-properties table:display="true" style:writing-mode="lr-tb" tableooo:tab-color="#e4eef8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" style:family="table-cell" style:parent-style-name="Default" style:data-style-name="N42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6" style:family="table-cell" style:parent-style-name="Default" style:data-style-name="N42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7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0" style:family="table-cell" style:parent-style-name="Default" style:data-style-name="N42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1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Century Gothic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2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23" style:family="table-cell" style:parent-style-name="Default" style:data-style-name="N143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4" style:family="table-cell" style:parent-style-name="Default" style:data-style-name="N144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5" style:family="table-cell" style:parent-style-name="Default" style:data-style-name="N3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7" style:family="table-cell" style:parent-style-name="Default" style:data-style-name="N3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8" style:family="table-cell" style:parent-style-name="Default" style:data-style-name="N143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9" style:family="table-cell" style:parent-style-name="Default">
      <style:table-cell-properties fo:padding="0.028in"/>
      <style:text-properties style:font-name="Liberation Sans"/>
    </style:style>
    <style:style style:name="ce30" style:family="table-cell" style:parent-style-name="Default">
      <style:text-properties style:font-name="Liberation Sans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WEDNESDAY_1" table:style-name="ta1" table:print-ranges="WEDNESDAY_1.B2:WEDNESDAY_1.L18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3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1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20T16:57:28.251217" calcext:value-type="date">
            <text:p>3/20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8H30M00S" calcext:value-type="time" table:number-columns-spanned="2" table:number-rows-spanned="1">
            <text:p>06:30 PM</text:p>
          </table:table-cell>
          <table:covered-table-cell table:style-name="ce10"/>
          <table:table-cell table:style-name="ce13" office:value-type="string" calcext:value-type="string">
            <text:p>WEDNESDAY – MARCH 29<text:span text:style-name="T1">th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<text:s/>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When Togetherness won't combine</text:p>
          </table:table-cell>
          <table:table-cell table:style-name="ce19" office:value-type="string" calcext:value-type="string">
            <text:p>Lindenwood University</text:p>
          </table:table-cell>
          <table:table-cell table:style-name="ce22" office:value-type="time" office:time-value="PT00H08M45S" calcext:value-type="time">
            <text:p>08:45</text:p>
          </table:table-cell>
          <table:table-cell table:style-name="ce19" office:value-type="float" office:value="8" calcext:value-type="float">
            <text:p>8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Rejsen</text:p>
          </table:table-cell>
          <table:table-cell table:style-name="ce19" office:value-type="string" calcext:value-type="string">
            <text:p>Missouri Valley College</text:p>
          </table:table-cell>
          <table:table-cell table:style-name="ce22" office:value-type="time" office:time-value="PT00H05M03S" calcext:value-type="time">
            <text:p>05:03</text:p>
          </table:table-cell>
          <table:table-cell table:style-name="ce19" office:value-type="string" calcext:value-type="string">
            <text:p>5 or 6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G135 | No Col</text:p>
          </table:table-cell>
          <table:table-cell table:style-name="ce19" office:value-type="string" calcext:value-type="string">
            <text:p>R365 | G840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A prurience for</text:p>
          </table:table-cell>
          <table:table-cell table:style-name="ce19" office:value-type="string" calcext:value-type="string">
            <text:p>Metropolitan State University of Denver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R52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Paper ripped up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Hunt</text:p>
          </table:table-cell>
          <table:table-cell table:style-name="ce19" office:value-type="string" calcext:value-type="string">
            <text:p>Rockford University</text:p>
          </table:table-cell>
          <table:table-cell table:style-name="ce22" office:value-type="time" office:time-value="PT00H07M36S" calcext:value-type="time">
            <text:p>07:36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 office:value-type="string" calcext:value-type="string">
            <text:p>Is</text:p>
          </table:table-cell>
          <table:table-cell table:style-name="ce19" office:value-type="string" calcext:value-type="string">
            <text:p>Wichita State University</text:p>
          </table:table-cell>
          <table:table-cell table:style-name="ce22" office:value-type="time" office:time-value="PT00H05M45S" calcext:value-type="time">
            <text:p>05:45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Black marker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 office:value-type="string" calcext:value-type="string">
            <text:p>Occurrence</text:p>
          </table:table-cell>
          <table:table-cell table:style-name="ce19" office:value-type="string" calcext:value-type="string">
            <text:p>Southern Illinois University-Edwardsville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R69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Y(Our) Silence</text:p>
          </table:table-cell>
          <table:table-cell table:style-name="ce19" office:value-type="string" calcext:value-type="string">
            <text:p>Missouri Valley College</text:p>
          </table:table-cell>
          <table:table-cell table:style-name="ce22" office:value-type="time" office:time-value="PT00H09M30S" calcext:value-type="time">
            <text:p>09:3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Own</text:p>
          </table:table-cell>
          <table:table-cell table:number-columns-repeated="2" table:style-name="ce19" office:value-type="string" calcext:value-type="string">
            <text:p>G850 | G840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LED lantern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41, 87</text:p>
          </table:table-cell>
          <table:table-cell table:style-name="ce19" office:value-type="string" calcext:value-type="string">
            <text:p>Lindenwood Universit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The Crash</text:p>
          </table:table-cell>
          <table:table-cell table:style-name="ce19" office:value-type="string" calcext:value-type="string">
            <text:p>Metropolitan State University of Denver</text:p>
          </table:table-cell>
          <table:table-cell table:style-name="ce22" office:value-type="time" office:time-value="PT00H03M50S" calcext:value-type="time">
            <text:p>03:5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R52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The Boy from Under and the Broken Girl of the Sky</text:p>
          </table:table-cell>
          <table:table-cell table:style-name="ce19" office:value-type="string" calcext:value-type="string">
            <text:p>Rockford University</text:p>
          </table:table-cell>
          <table:table-cell table:style-name="ce22" office:value-type="time" office:time-value="PT00H06M05S" calcext:value-type="time">
            <text:p>06:05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 office:value-type="string" calcext:value-type="string">
            <text:p>The Promised Land</text:p>
          </table:table-cell>
          <table:table-cell table:style-name="ce19" office:value-type="string" calcext:value-type="string">
            <text:p>Southern Illinois University-Edwardsville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Own</text:p>
          </table:table-cell>
          <table:table-cell table:style-name="ce22" office:value-type="string" calcext:value-type="string">
            <text:p>R17</text:p>
          </table:table-cell>
          <table:table-cell table:style-name="ce19" office:value-type="string" calcext:value-type="string">
            <text:p>R70 | R7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2" calcext:value-type="float">
            <text:p>12</text:p>
          </table:table-cell>
          <table:table-cell table:style-name="ce8" office:value-type="float" office:value="750" calcext:value-type="float">
            <text:p>750</text:p>
          </table:table-cell>
          <table:table-cell table:style-name="ce15" office:value-type="string" calcext:value-type="string">
            <text:p>Dinner Party</text:p>
          </table:table-cell>
          <table:table-cell table:style-name="ce19" office:value-type="string" calcext:value-type="string">
            <text:p>Wichita State University</text:p>
          </table:table-cell>
          <table:table-cell table:style-name="ce22" office:value-type="time" office:time-value="PT00H07M06S" calcext:value-type="time">
            <text:p>07:06</text:p>
          </table:table-cell>
          <table:table-cell table:style-name="ce19" office:value-type="float" office:value="12" calcext:value-type="float">
            <text:p>12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L204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Table &amp; chairs</text:p>
          </table:table-cell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1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7]) + [.I18]*[.B17]" office:value-type="time" office:time-value="PT02H02M10S" calcext:value-type="time">
            <text:p>2:02:10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7"/>
          <table:table-cell table:number-columns-repeated="5"/>
          <table:table-cell table:style-name="Default"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FRIDAY_4.$A$1" table:cell-range-address="$WEDNESDAY_1.$B$2:.$F$20" table:range-usable-as="print-range"/>
        </table:named-expressions>
      </table:table>
      <table:table table:name="THURSDAY_2" table:style-name="ta1" table:print-ranges="THURSDAY_2.B2:THURSDAY_2.L14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8" table:default-cell-style-name="ce1"/>
        <table:table-column table:style-name="co7" table:number-columns-repeated="3" table:default-cell-style-name="ce29"/>
        <table:table-column table:style-name="co7" table:number-columns-repeated="761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2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20T16:57:28.176979" calcext:value-type="date">
            <text:p>3/20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2H30M00S" calcext:value-type="time" table:number-columns-spanned="2" table:number-rows-spanned="1">
            <text:p>12:30 PM</text:p>
          </table:table-cell>
          <table:covered-table-cell table:style-name="ce10"/>
          <table:table-cell table:style-name="ce13" office:value-type="string" calcext:value-type="string">
            <text:p>THURSDAY – MARCH 30<text:span text:style-name="T1">th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Weeping Women</text:p>
          </table:table-cell>
          <table:table-cell table:style-name="ce19" office:value-type="string" calcext:value-type="string">
            <text:p>Friends University</text:p>
          </table:table-cell>
          <table:table-cell table:style-name="ce22" office:value-type="time" office:time-value="PT00H10M40S" calcext:value-type="time">
            <text:p>10:4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R68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Nimbus</text:p>
          </table:table-cell>
          <table:table-cell table:style-name="ce19" office:value-type="string" calcext:value-type="string">
            <text:p>Univeristy of Iowa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1 | 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House LX used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Regeneration</text:p>
          </table:table-cell>
          <table:table-cell table:style-name="ce19" office:value-type="string" calcext:value-type="string">
            <text:p>St. Gregory's University</text:p>
          </table:table-cell>
          <table:table-cell table:style-name="ce22" office:value-type="time" office:time-value="PT00H07M10S" calcext:value-type="time">
            <text:p>07:1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R52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3 Umbrella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Unnoticed Before: <text:s/>Awake Now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 | No Col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Descant</text:p>
          </table:table-cell>
          <table:table-cell table:style-name="ce19" office:value-type="string" calcext:value-type="string">
            <text:p>Brookhaven College</text:p>
          </table:table-cell>
          <table:table-cell table:style-name="ce22" office:value-type="time" office:time-value="PT00H10M30S" calcext:value-type="time">
            <text:p>10:3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58</text:p>
          </table:table-cell>
          <table:table-cell table:style-name="ce19" office:value-type="string" calcext:value-type="string">
            <text:p>L136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Arise</text:p>
          </table:table-cell>
          <table:table-cell table:style-name="ce19" office:value-type="string" calcext:value-type="string">
            <text:p>St. Gregory's University</text:p>
          </table:table-cell>
          <table:table-cell table:style-name="ce22" office:value-type="time" office:time-value="PT00H05M00S" calcext:value-type="time">
            <text:p>05:0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I was in silence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06M30S" calcext:value-type="time">
            <text:p>06:3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 | No Col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I Shall Wear My Trousers Rolled</text:p>
          </table:table-cell>
          <table:table-cell table:style-name="ce19" office:value-type="string" calcext:value-type="string">
            <text:p>University of Iowa</text:p>
          </table:table-cell>
          <table:table-cell table:style-name="ce22" office:value-type="time" office:time-value="PT00H11M50S" calcext:value-type="time">
            <text:p>11:5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2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3]) + [.I14]*[.B13]" office:value-type="time" office:time-value="PT01H40M10S" calcext:value-type="time">
            <text:p>1:40:10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URSDAY_3" table:style-name="ta1" table:print-ranges="THURSDAY_3.B2:THURSDAY_3.L14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8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3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3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20T16:57:21.129671" calcext:value-type="date">
            <text:p>3/20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9H30M00S" calcext:value-type="time" table:number-columns-spanned="2" table:number-rows-spanned="1">
            <text:p>07:30 PM</text:p>
          </table:table-cell>
          <table:covered-table-cell table:style-name="ce10"/>
          <table:table-cell table:style-name="ce13" office:value-type="string" calcext:value-type="string">
            <text:p>THURSDAY – MARCH 30th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heavy planet</text:p>
          </table:table-cell>
          <table:table-cell table:style-name="ce19" office:value-type="string" calcext:value-type="string">
            <text:p>University of Illinois Urbana-Champaign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98</text:p>
          </table:table-cell>
          <table:table-cell table:style-name="ce19" office:value-type="string" calcext:value-type="string">
            <text:p>R99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An Encounter</text:p>
          </table:table-cell>
          <table:table-cell table:style-name="ce19" office:value-type="string" calcext:value-type="string">
            <text:p>Missouri State Universit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Own</text:p>
          </table:table-cell>
          <table:table-cell table:number-columns-repeated="2" table:style-name="ce19" office:value-type="string" calcext:value-type="string">
            <text:p>R05</text:p>
          </table:table-cell>
          <table:table-cell table:style-name="ce19" office:value-type="string" calcext:value-type="string">
            <text:p>White Cyc</text:p>
          </table:table-cell>
          <table:table-cell table:style-name="ce31" office:value-type="string" calcext:value-type="string">
            <text:p>fix 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Resettle</text:p>
          </table:table-cell>
          <table:table-cell table:style-name="ce19" office:value-type="string" calcext:value-type="string">
            <text:p>Illinois State University</text:p>
          </table:table-cell>
          <table:table-cell table:style-name="ce22" office:value-type="time" office:time-value="PT00H11M00S" calcext:value-type="time">
            <text:p>11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70 | R69</text:p>
          </table:table-cell>
          <table:table-cell table:style-name="ce19" office:value-type="string" calcext:value-type="string">
            <text:p>R316 | R32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My Life Closed Twice</text:p>
          </table:table-cell>
          <table:table-cell table:style-name="ce19" office:value-type="string" calcext:value-type="string">
            <text:p>Loyola University-Chicago</text:p>
          </table:table-cell>
          <table:table-cell table:style-name="ce22" office:value-type="time" office:time-value="PT00H08M18S" calcext:value-type="time">
            <text:p>08:18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number-columns-repeated="2" table:style-name="ce19" office:value-type="string" calcext:value-type="string">
            <text:p>R08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The Last Day in December</text:p>
          </table:table-cell>
          <table:table-cell table:style-name="ce19" office:value-type="string" calcext:value-type="string">
            <text:p>Missouri State University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31" office:value-type="string" calcext:value-type="string">
            <text:p>no pre-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No Quarter</text:p>
          </table:table-cell>
          <table:table-cell table:style-name="ce19" office:value-type="string" calcext:value-type="string">
            <text:p>Loyola University-Chicago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21</text:p>
          </table:table-cell>
          <table:table-cell table:style-name="ce19" office:value-type="string" calcext:value-type="string">
            <text:p>L152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Algorithm</text:p>
          </table:table-cell>
          <table:table-cell table:style-name="ce19" office:value-type="string" calcext:value-type="string">
            <text:p>University of Illinois Urbana-Champaign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Potentially Kinetic</text:p>
          </table:table-cell>
          <table:table-cell table:style-name="ce19" office:value-type="string" calcext:value-type="string">
            <text:p>Illinois State University</text:p>
          </table:table-cell>
          <table:table-cell table:style-name="ce22" office:value-type="time" office:time-value="PT00H07M00S" calcext:value-type="time">
            <text:p>07:0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70 | R92</text:p>
          </table:table-cell>
          <table:table-cell table:style-name="ce19" office:value-type="string" calcext:value-type="string">
            <text:p>R344 | R332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3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3]) + [.I14]*[.B13]" office:value-type="time" office:time-value="PT01H36M48S" calcext:value-type="time">
            <text:p>1:36:48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IDAY_4" table:style-name="ta1" table:print-ranges="FRIDAY_4.B2:FRIDAY_4.L18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2" table:default-cell-style-name="ce30"/>
        <table:table-column table:style-name="co7" table:default-cell-style-name="Default"/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4</text:p>
          </table:table-cell>
          <table:covered-table-cell table:style-name="ce5"/>
          <table:covered-table-cell table:number-columns-repeated="2" table:style-name="ce12"/>
          <table:table-cell table:style-name="ce32" office:value-type="string" calcext:value-type="string">
            <text:p>UPDATED:</text:p>
          </table:table-cell>
          <table:table-cell table:style-name="ce25" table:formula="of:=NOW()" office:value-type="date" office:date-value="2017-03-20T16:57:28.462803" calcext:value-type="date">
            <text:p>3/20/17</text:p>
          </table:table-cell>
          <table:table-cell table:style-name="Default" table:number-columns-repeated="3"/>
          <table:table-cell table:style-name="ce21" table:number-columns-repeated="2"/>
          <table:table-cell table:style-name="ce2" table:number-columns-repeated="1011"/>
          <table:table-cell/>
        </table:table-row>
        <table:table-row table:style-name="ro3">
          <table:table-cell/>
          <table:table-cell table:style-name="ce6" office:value-type="time" office:time-value="PT17H30M00S" calcext:value-type="time" table:number-columns-spanned="2" table:number-rows-spanned="1">
            <text:p>05:30 PM</text:p>
          </table:table-cell>
          <table:covered-table-cell table:style-name="ce10"/>
          <table:table-cell table:style-name="ce13" office:value-type="string" calcext:value-type="string">
            <text:p>FRIDAY – MARCH 31<text:span text:style-name="T1">st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1"/>
          <table:table-cell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Des Puemes de Prevert</text:p>
          </table:table-cell>
          <table:table-cell table:style-name="ce19" office:value-type="string" calcext:value-type="string">
            <text:p>Washington University</text:p>
          </table:table-cell>
          <table:table-cell table:style-name="ce22" office:value-type="time" office:time-value="PT00H09M30S" calcext:value-type="time">
            <text:p>09:3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?</text:p>
          </table:table-cell>
          <table:table-cell table:style-name="ce19" table:number-columns-repeated="3"/>
          <table:table-cell table:style-name="ce31" office:value-type="string" calcext:value-type="string">
            <text:p>no pre-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on how to be</text:p>
          </table:table-cell>
          <table:table-cell table:style-name="ce19" office:value-type="string" calcext:value-type="string">
            <text:p>University of Nebraska-Lincoln</text:p>
          </table:table-cell>
          <table:table-cell table:style-name="ce22" office:value-type="time" office:time-value="PT00H06M50S" calcext:value-type="time">
            <text:p>06:5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Wild Heart</text:p>
          </table:table-cell>
          <table:table-cell table:style-name="ce19" office:value-type="string" calcext:value-type="string">
            <text:p>BYU-Idaho</text:p>
          </table:table-cell>
          <table:table-cell table:style-name="ce22" office:value-type="time" office:time-value="PT00H08M45S" calcext:value-type="time">
            <text:p>08:45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Itchy</text:p>
          </table:table-cell>
          <table:table-cell table:style-name="ce19" office:value-type="string" calcext:value-type="string">
            <text:p>University of Nebraska-Kearn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R52 | L204</text:p>
          </table:table-cell>
          <table:table-cell table:style-name="ce19" office:value-type="string" calcext:value-type="string">
            <text:p>R52 | 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 office:value-type="string" calcext:value-type="string">
            <text:p>Under the skin</text:p>
          </table:table-cell>
          <table:table-cell table:style-name="ce19" office:value-type="string" calcext:value-type="string">
            <text:p>University of Tulsa</text:p>
          </table:table-cell>
          <table:table-cell table:style-name="ce22" office:value-type="time" office:time-value="PT00H07M10S" calcext:value-type="time">
            <text:p>07:1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22" office:value-type="string" calcext:value-type="string">
            <text:p>R52 | L204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 office:value-type="string" calcext:value-type="string">
            <text:p>Saltwaters</text:p>
          </table:table-cell>
          <table:table-cell table:style-name="ce19" office:value-type="string" calcext:value-type="string">
            <text:p>University of Central Oklahoma</text:p>
          </table:table-cell>
          <table:table-cell table:style-name="ce22" office:value-type="time" office:time-value="PT00H08M54S" calcext:value-type="time">
            <text:p>08:54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2 Table platforms</text:p>
          </table:table-cell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after</text:p>
          </table:table-cell>
          <table:table-cell table:style-name="ce19" office:value-type="string" calcext:value-type="string">
            <text:p>University of Nebraska-Kearney</text:p>
          </table:table-cell>
          <table:table-cell table:style-name="ce22" office:value-type="time" office:time-value="PT00H09M22S" calcext:value-type="time">
            <text:p>09:22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Grounded Dove</text:p>
          </table:table-cell>
          <table:table-cell table:style-name="ce19" office:value-type="string" calcext:value-type="string">
            <text:p>Washington University</text:p>
          </table:table-cell>
          <table:table-cell table:style-name="ce22" office:value-type="time" office:time-value="PT00H04M02S" calcext:value-type="time">
            <text:p>04:02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?</text:p>
          </table:table-cell>
          <table:table-cell table:style-name="ce19" table:number-columns-repeated="3"/>
          <table:table-cell table:style-name="ce31" office:value-type="string" calcext:value-type="string">
            <text:p>no pre-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unTAPped Potential</text:p>
          </table:table-cell>
          <table:table-cell table:style-name="ce19" office:value-type="string" calcext:value-type="string">
            <text:p>University of Kansas</text:p>
          </table:table-cell>
          <table:table-cell table:style-name="ce22" office:value-type="time" office:time-value="PT00H06M30S" calcext:value-type="time">
            <text:p>06:3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4</text:p>
          </table:table-cell>
          <table:table-cell table:style-name="ce19" office:value-type="string" calcext:value-type="string">
            <text:p>Black Curtain</text:p>
          </table:table-cell>
          <table:table-cell table:style-name="ce31" office:value-type="string" calcext:value-type="string">
            <text:p>no pre-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But when are we going to paint the house?</text:p>
          </table:table-cell>
          <table:table-cell table:style-name="ce19" office:value-type="string" calcext:value-type="string">
            <text:p>University of Nebraska-Lincoln</text:p>
          </table:table-cell>
          <table:table-cell table:style-name="ce22" office:value-type="time" office:time-value="PT00H07M00S" calcext:value-type="time">
            <text:p>07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Prac lamp DSL (Needs power)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 office:value-type="float" office:value="1346" calcext:value-type="float">
            <text:p>1346</text:p>
          </table:table-cell>
          <table:table-cell table:style-name="ce19" office:value-type="string" calcext:value-type="string">
            <text:p>University of Central Oklahoma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L204 | R52</text:p>
          </table:table-cell>
          <table:table-cell table:style-name="ce19" office:value-type="string" calcext:value-type="string">
            <text:p>L204 | R52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2" calcext:value-type="float">
            <text:p>12</text:p>
          </table:table-cell>
          <table:table-cell table:style-name="ce8" office:value-type="float" office:value="750" calcext:value-type="float">
            <text:p>750</text:p>
          </table:table-cell>
          <table:table-cell table:style-name="ce15" office:value-type="string" calcext:value-type="string">
            <text:p>Grout</text:p>
          </table:table-cell>
          <table:table-cell table:style-name="ce19" office:value-type="string" calcext:value-type="string">
            <text:p>BYU-Idaho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No Colour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4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7]) + [.I18]*[.B17]" office:value-type="time" office:time-value="PT02H07M03S" calcext:value-type="time">
            <text:p>2:07:03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/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7"/>
          <table:table-cell table:number-columns-repeated="5"/>
          <table:table-cell table:style-name="Default" table:number-columns-repeated="1011"/>
          <table:table-cell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TURDAY_5" table:style-name="ta1" table:print-ranges="SATURDAY_5.B2:SATURDAY_5.L17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3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Gala Concert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20T16:57:28.177119" calcext:value-type="date">
            <text:p>3/20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9H00M00S" calcext:value-type="time" table:number-columns-spanned="2" table:number-rows-spanned="1">
            <text:p>07:00 PM</text:p>
          </table:table-cell>
          <table:covered-table-cell table:style-name="ce10"/>
          <table:table-cell table:style-name="ce13" office:value-type="string" calcext:value-type="string">
            <text:p>SATURDAY – APRIL 1<text:span text:style-name="T1">st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 table:number-columns-repeated="2"/>
          <table:table-cell table:style-name="ce19" table:number-columns-repeated="3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GALA CONCERT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6]) + [.I17]*[.B16]" office:value-type="time" office:time-value="PT00H37M00S" calcext:value-type="time">
            <text:p>0:37:00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Default" table:number-columns-repeated="7"/>
          <table:table-cell table:number-columns-repeated="5"/>
          <table:table-cell table:style-name="Default" table:number-columns-repeated="1012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47">
      <number:text-content/>
      <style:map style:condition="value()&gt;=0" style:apply-style-name="N147P0"/>
    </number:text-style>
    <number:time-style style:name="N148">
      <number:hours/>
      <number:text>:</number:text>
      <number:minutes number:style="long"/>
      <number:text> </number:text>
      <number:am-pm/>
    </number:time-style>
    <number:time-style style:name="N149P0" style:volatile="true">
      <number:hours/>
      <number:text>:</number:text>
      <number:minutes number:style="long"/>
      <number:text> </number:text>
      <number:am-pm/>
    </number:time-style>
    <number:text-style style:name="N149">
      <number:text-content/>
      <style:map style:condition="value()&gt;=0" style:apply-style-name="N149P0"/>
    </number:text-style>
    <number:number-style style:name="N153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3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56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6">
      <number:text-content/>
      <style:map style:condition="value()&gt;=0" style:apply-style-name="N156P0"/>
    </number:text-style>
    <number:time-style style:name="N157" number:title="User-defined">
      <number:hours/>
      <number:text>:</number:text>
      <number:minutes number:style="long"/>
    </number:time-style>
    <number:date-style style:name="N158">
      <number:day/>
      <number:text>-</number:text>
      <number:month number:textual="true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aeaea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d6d6d6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5f79a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eaeaea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5f79a0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028in" style:rotation-align="none"/>
    </style:style>
    <style:style style:name="Output" style:family="table-cell" style:parent-style-name="Default">
      <style:table-cell-properties fo:background-color="#eaeaea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5f79a0" style:border-line-width-bottom="0.0071in 0.0209in 0.0071in" style:diagonal-bl-tr="none" style:diagonal-tl-br="none" fo:border-left="none" fo:padding="0.028in" fo:border-right="none" style:rotation-align="none" fo:border-top="0.74pt solid #5f79a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5in" fo:margin-right="0.5in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4">
      <style:page-layout-properties fo:page-width="14in" fo:page-height="8.5in" style:num-format="1" style:print-orientation="landscape" fo:margin-top="0.25in" fo:margin-bottom="0.25in" fo:margin-left="0.25in" fo:margin-right="0.25in" style:shadow="none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5in" fo:margin-right="0.5in" style:shadow="none" fo:background-color="transparent" style:first-page-number="continue" style:scale-to="100%" style:table-centering="horizontal" style:writing-mode="lr-tb">
        <style:background-image/>
      </style:page-layout-properties>
      <style:header-style>
        <style:header-footer-properties fo:min-height="0.2in" fo:margin-left="0in" fo:margin-right="0in" fo:margin-bottom="0in" fo:background-color="transparent">
          <style:background-image/>
        </style:header-footer-properties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7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902in" fo:margin-left="0.25in" fo:margin-right="0.25in" fo:margin-bottom="0.1in"/>
      </style:header-style>
      <style:footer-style>
        <style:header-footer-properties fo:min-height="0.2953in" fo:margin-left="0.248in" fo:margin-right="0.248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16:56:49.861852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-FEST" style:display-name="PageStyle_PRE-FEST" style:page-layout-name="Mpm3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IT UP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Pre-Festival 2nd-5th April 2011</text:span></text:p>
        </style:region-right>
      </style:header-left>
      <style:footer style:display="false"/>
      <style:footer-left style:display="false"/>
    </style:master-page>
    <style:master-page style:name="PageStyle_5f_WEDNESDAY" style:display-name="PageStyle_WEDNES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WEDNE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WEDNESDAY - 6th April 2011</text:span></text:p>
        </style:region-right>
      </style:header-left>
      <style:footer style:display="false"/>
      <style:footer-left style:display="false"/>
    </style:master-page>
    <style:master-page style:name="PageStyle_5f_THURSDAY" style:display-name="PageStyle_THURSDAY" style:page-layout-name="Mpm5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THUR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THURSDAY - 7th April 2011</text:span></text:p>
        </style:region-right>
      </style:header-left>
      <style:footer style:display="false"/>
      <style:footer-left style:display="false"/>
    </style:master-page>
    <style:master-page style:name="PageStyle_5f_FRIDAY" style:display-name="PageStyle_FRIDAY" style:page-layout-name="Mpm6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RI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FRIDAY - 8th April 2011</text:span></text:p>
        </style:region-right>
      </style:header-left>
      <style:footer style:display="false"/>
      <style:footer-left style:display="false"/>
    </style:master-page>
    <style:master-page style:name="PageStyle_5f_SATURDAY" style:display-name="PageStyle_SATURDAY" style:page-layout-name="Mpm7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SATUR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SATURDAY - 9th April 2011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DA Concert Order</dc:title>
    <meta:initial-creator>Microsoft Corporation</meta:initial-creator>
    <meta:creation-date>2002-08-02T11:23:10</meta:creation-date>
    <dc:date>2017-03-20T16:57:28.080778773</dc:date>
    <meta:print-date>2011-03-18T12:21:47</meta:print-date>
    <meta:editing-cycles>92</meta:editing-cycles>
    <meta:editing-duration>PT13H44M42S</meta:editing-duration>
    <meta:generator>LibreOffice/4.3.3.2$Linux_X86_64 LibreOffice_project/430m0$Build-2</meta:generator>
    <meta:document-statistic meta:table-count="5" meta:cell-count="558" meta:object-count="0"/>
    <meta:user-defined meta:name="APAuthor">191</meta:user-defined>
    <meta:user-defined meta:name="APEditor">92</meta:user-defined>
    <meta:user-defined meta:name="APTrustLevel">1.00000000000000</meta:user-defined>
    <meta:user-defined meta:name="Applications">23;#Microsoft Office Excel 2007;#79;#Template 12;#184;#Office 2000;#182;#Office XP;#22;#Excel 2003</meta:user-defined>
    <meta:user-defined meta:name="AssetId" meta:value-type="string">TS001021976</meta:user-defined>
    <meta:user-defined meta:name="AssetType" meta:value-type="string">TP</meta:user-defined>
    <meta:user-defined meta:name="AuthoringAssetId" meta:value-type="string">TP001021976</meta:user-defined>
    <meta:user-defined meta:name="BugNumber" meta:value-type="string">490394L</meta:user-defined>
    <meta:user-defined meta:name="Content Type" meta:value-type="string">OOFile</meta:user-defined>
    <meta:user-defined meta:name="ContentTypeId" meta:value-type="string">0x0101006025706CF4CD034688BEBAE97A2E701D020200C3831ACA17D8814887A164412888521E</meta:user-defined>
    <meta:user-defined meta:name="IsDeleted" meta:value-type="string">0</meta:user-defined>
    <meta:user-defined meta:name="IsSearchable" meta:value-type="string">0</meta:user-defined>
    <meta:user-defined meta:name="Markets" meta:value-type="string">en-us</meta:user-defined>
    <meta:user-defined meta:name="Milestone" meta:value-type="string">Continuous</meta:user-defined>
    <meta:user-defined meta:name="NumericId" meta:value-type="string">-1.00000000000000</meta:user-defined>
    <meta:user-defined meta:name="OpenTemplate" meta:value-type="string">1</meta:user-defined>
    <meta:user-defined meta:name="PrimaryImageGen" meta:value-type="string">1</meta:user-defined>
    <meta:user-defined meta:name="Provider" meta:value-type="string">EY006220130</meta:user-defined>
    <meta:user-defined meta:name="PublishStatusLookup" meta:value-type="string">253898</meta:user-defined>
    <meta:user-defined meta:name="PublishTargets" meta:value-type="string">OfficeOnline</meta:user-defined>
    <meta:user-defined meta:name="ShowIn" meta:value-type="string">Show everywhere</meta:user-defined>
    <meta:user-defined meta:name="SourceTitle" meta:value-type="string">Five-day event schedule</meta:user-defined>
    <meta:user-defined meta:name="TPAppVersion" meta:value-type="string">11</meta:user-defined>
    <meta:user-defined meta:name="TPApplication" meta:value-type="string">Excel</meta:user-defined>
    <meta:user-defined meta:name="TPClientViewer" meta:value-type="string">Microsoft Office Excel</meta:user-defined>
    <meta:user-defined meta:name="TPCommandLine" meta:value-type="string">{XL} /t {FilePath}</meta:user-defined>
    <meta:user-defined meta:name="TPComponent" meta:value-type="string">EXCELFiles</meta:user-defined>
    <meta:user-defined meta:name="TPFriendlyName" meta:value-type="string">Five-day event schedule</meta:user-defined>
    <meta:user-defined meta:name="TPInstallLocation" meta:value-type="string">{My Templates}</meta:user-defined>
    <meta:user-defined meta:name="TPLaunchHelpLinkType" meta:value-type="string">Template</meta:user-defined>
    <meta:user-defined meta:name="TPNamespace" meta:value-type="string">EXCEL</meta:user-defined>
    <meta:user-defined meta:name="TemplateStatus" meta:value-type="string">Complete</meta:user-defined>
    <meta:user-defined meta:name="TrustLevel" meta:value-type="string">Microsoft Managed Content</meta:user-defined>
    <meta:user-defined meta:name="UACurrentWords" meta:value-type="string">0</meta:user-defined>
    <meta:user-defined meta:name="UALocRecommendation" meta:value-type="string">Localize</meta:user-defined>
    <meta:user-defined meta:name="UANotes" meta:value-type="string">LEGACY FROM TOW. June 2003 RetrofitXL Batch 2Design Pass complete.</meta:user-defined>
    <meta:user-defined meta:name="display_urn:schemas-microsoft-com:office:office#APAuthor" meta:value-type="string">REDMOND\cynvey</meta:user-defined>
    <meta:user-defined meta:name="display_urn:schemas-microsoft-com:office:office#APEditor" meta:value-type="string">REDMOND\v-luannv</meta:user-defined>
  </office:meta>
</office:document-meta>
</file>